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E7000001ED9360FBD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9.427cm" table:align="margins"/>
    </style:style>
    <style:style style:name="Tabela1.A" style:family="table-column">
      <style:table-column-properties style:column-width="5.292cm" style:rel-column-width="3000*"/>
    </style:style>
    <style:style style:name="Tabela1.B" style:family="table-column">
      <style:table-column-properties style:column-width="14.136cm" style:rel-column-width="8014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P1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3" style:family="paragraph" style:parent-style-name="Table_20_Contents">
      <style:paragraph-properties fo:text-align="center" style:justify-single-word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ZETWARZANIE ŁAŃCUCHÓW </text:p>
      <text:p text:style-name="P2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">STRING = ŁAŃCUCH</text:p>
          </table:table-cell>
          <table:table-cell table:style-name="Tabela1.B1" office:value-type="string">
            <text:p text:style-name="P3"><draw:frame draw:style-name="fr1" draw:name="grafika1" text:anchor-type="paragraph" svg:width="13.942cm" svg:height="6.879cm" draw:z-index="0"><draw:image xlink:href="Pictures/10000000000003E7000001ED9360FBD8.jpg" xlink:type="simple" xlink:show="embed" xlink:actuate="onLoad"/></draw:frame></text:p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18cm" fo:margin-bottom="0.974cm" fo:margin-left="0.794cm" fo:margin-right="0.7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m jm</meta:initial-creator>
    <meta:creation-date>2019-02-21T14:12:43.67</meta:creation-date>
    <dc:date>2019-02-21T14:27:22.60</dc:date>
    <dc:creator>jm jm</dc:creator>
    <meta:editing-duration>PT14M38S</meta:editing-duration>
    <meta:editing-cycles>2</meta:editing-cycles>
    <meta:generator>OpenOffice/4.1.1$Win32 OpenOffice.org_project/411m6$Build-9775</meta:generator>
    <meta:document-statistic meta:table-count="1" meta:image-count="1" meta:object-count="0" meta:page-count="1" meta:paragraph-count="2" meta:word-count="5" meta:character-count="40"/>
  </office:meta>
</office:document-meta>
</file>